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ubleLinkedListNode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LinkedListNode.DoubleLinkedListNode( Object payload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